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22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42cm" fo:min-width="0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4cm" draw:transform="rotate (-0.568104671524155) translate (0.515cm 0.2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1cm" svg:height="0.3cm" draw:transform="rotate (-0.533198086484268) translate (0.314cm 0.5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13cm" svg:height="0.245cm" draw:transform="rotate (0.38484510006475) translate (0.503cm 0.6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0.1cm" svg:y1="0.1cm" svg:x2="0.6cm" svg:y2="0.6cm">
          <text:p/>
        </draw:line>
        <draw:line draw:style-name="gr4" draw:text-style-name="P2" draw:layer="layout" svg:x1="0.142cm" svg:y1="0.01cm" svg:x2="0.11cm" svg:y2="0.105cm">
          <text:p/>
        </draw:line>
        <draw:custom-shape draw:style-name="gr1" draw:text-style-name="P1" draw:layer="layout" svg:width="0.3cm" svg:height="0.1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2" draw:layer="layout" svg:width="0.208cm" svg:height="0.098cm" draw:transform="rotate (-2.89654842660979) translate (0.700806590799369cm 0.490225464418772cm)" svg:viewBox="0 0 209 99" svg:d="M42 99c14 0 27-1 39-1 14 0 29-1 41-3 15-3 30 0 43-6s33 0 39-16c4-11 8-27 3-41-8-22-35-17-51-25-16-7-37 0-53-6-18-6-30 13-47 13-14 1-29-5-43-8l-13-3 9 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07:00:06.591310508</meta:creation-date>
    <dc:date>2017-10-16T11:49:03.133861975</dc:date>
    <meta:editing-duration>PT51M5S</meta:editing-duration>
    <meta:editing-cycles>2</meta:editing-cycles>
    <meta:generator>LibreOffice/5.4.1.2.0$Linux_X86_64 LibreOffice_project/40m0$Build-2</meta:generator>
    <meta:document-statistic meta:object-count="8"/>
  </office:meta>
</office:document-meta>
</file>